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000000" draw:marker-start-width="0.237cm" draw:marker-end="Arrow" draw:marker-end-width="0.25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min-height="1.75cm" fo:min-width="1cm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02cm" svg:stroke-color="#000000" draw:marker-end="Arrow" draw:marker-end-width="0.1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solid" draw:fill-color="#ffffff" draw:opacity="70%" draw:textarea-vertical-align="middle" draw:auto-grow-width="true" fo:min-height="0.323cm" fo:min-width="1.213cm" fo:padding-top="0.05cm" fo:padding-bottom="0.05cm" fo:padding-left="0.05cm" fo:padding-right="0.05cm" draw:shadow-opacity="7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solid" draw:fill-color="#ffffff" draw:opacity="70%"/>
      <style:text-properties style:font-name="Liberation Sans1" fo:font-size="8pt" style:font-size-asian="8pt" style:font-size-complex="8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Liberation San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6.5cm" svg:x2="11cm" svg:y2="6.5cm">
          <text:p/>
        </draw:line>
        <draw:line draw:style-name="gr1" draw:text-style-name="P1" draw:layer="layout" svg:x1="2.5cm" svg:y1="7cm" svg:x2="2.5cm" svg:y2="1.5cm">
          <text:p/>
        </draw:line>
        <draw:custom-shape draw:style-name="gr2" draw:text-style-name="P2" draw:layer="layout" svg:width="2.75cm" svg:height="1cm" svg:x="4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2.75cm" svg:x="7.25cm" svg:y="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1.25cm" svg:x="7.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2cm" svg:x="4.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5cm" svg:height="4cm" draw:transform="skewX (0.00191986217719376) rotate (0.00191986217719376) translate (3.5cm 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2cm" svg:x="5.5cm" svg:y="3.5cm">
          <text:p text:style-name="P3"><text:span text:style-name="T1">i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25cm" svg:y1="3cm" svg:x2="5.5cm" svg:y2="3.5cm">
          <text:p/>
        </draw:line>
        <draw:frame draw:style-name="gr6" draw:text-style-name="P5" draw:layer="layout" svg:width="1.313cm" svg:height="0.423cm" svg:x="7.687cm" svg:y="5.25cm">
          <draw:text-box>
            <text:p><text:span text:style-name="T2">x2[i], y2[i]</text:span></text:p>
          </draw:text-box>
        </draw:frame>
        <draw:line draw:style-name="gr5" draw:text-style-name="P1" draw:layer="layout" svg:x1="7.687cm" svg:y1="5.439cm" svg:x2="7cm" svg:y2="5.5cm">
          <text:p/>
        </draw:line>
        <draw:frame draw:style-name="gr6" draw:text-style-name="P5" draw:layer="layout" svg:width="1.313cm" svg:height="0.423cm" svg:x="4.687cm" svg:y="2.577cm">
          <draw:text-box>
            <text:p><text:span text:style-name="T2">x1[i], y1[i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9T13:00:00.359164840</dc:date>
    <dc:creator>Moreno Marzolla</dc:creator>
    <meta:editing-duration>PT1M35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